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3cc" officeooo:paragraph-rsid="0006d3cc"/>
    </style:style>
    <style:style style:name="P2" style:family="paragraph" style:parent-style-name="Standard">
      <style:text-properties officeooo:rsid="0006d3cc" officeooo:paragraph-rsid="00089479"/>
    </style:style>
    <style:style style:name="P3" style:family="paragraph" style:parent-style-name="Standard">
      <style:text-properties officeooo:rsid="00093a47" officeooo:paragraph-rsid="00093a47"/>
    </style:style>
    <style:style style:name="P4" style:family="paragraph" style:parent-style-name="Standard" style:list-style-name="L1">
      <style:text-properties officeooo:paragraph-rsid="00093a47"/>
    </style:style>
    <style:style style:name="P5" style:family="paragraph" style:parent-style-name="Standard" style:list-style-name="L1">
      <style:text-properties officeooo:paragraph-rsid="000b135b"/>
    </style:style>
    <style:style style:name="P6" style:family="paragraph" style:parent-style-name="Standard">
      <style:text-properties officeooo:rsid="00089479" officeooo:paragraph-rsid="0006d3cc"/>
    </style:style>
    <style:style style:name="P7" style:family="paragraph" style:parent-style-name="Standard">
      <style:text-properties officeooo:rsid="00089479" officeooo:paragraph-rsid="0010269c"/>
    </style:style>
    <style:style style:name="P8" style:family="paragraph" style:parent-style-name="Standard">
      <style:text-properties officeooo:rsid="000b135b" officeooo:paragraph-rsid="000b135b"/>
    </style:style>
    <style:style style:name="P9" style:family="paragraph" style:parent-style-name="Standard" style:list-style-name="L1">
      <style:text-properties officeooo:rsid="000b135b" officeooo:paragraph-rsid="000b135b"/>
    </style:style>
    <style:style style:name="P10" style:family="paragraph" style:parent-style-name="Standard" style:list-style-name="L1">
      <style:text-properties officeooo:rsid="000b135b" officeooo:paragraph-rsid="0010269c"/>
    </style:style>
    <style:style style:name="P11" style:family="paragraph" style:parent-style-name="Standard" style:list-style-name="L1">
      <style:text-properties officeooo:rsid="000c04d0" officeooo:paragraph-rsid="000c04d0"/>
    </style:style>
    <style:style style:name="P12" style:family="paragraph" style:parent-style-name="Standard">
      <style:text-properties officeooo:rsid="000c04d0" officeooo:paragraph-rsid="000c04d0"/>
    </style:style>
    <style:style style:name="P13" style:family="paragraph" style:parent-style-name="Standard">
      <style:text-properties officeooo:rsid="000c04d0" officeooo:paragraph-rsid="0006d3cc"/>
    </style:style>
    <style:style style:name="P14" style:family="paragraph" style:parent-style-name="Standard" style:list-style-name="L1">
      <style:text-properties officeooo:rsid="000d1712" officeooo:paragraph-rsid="000d1712"/>
    </style:style>
    <style:style style:name="P15" style:family="paragraph" style:parent-style-name="Standard" style:list-style-name="L1">
      <style:text-properties officeooo:rsid="000d1712" officeooo:paragraph-rsid="0010269c"/>
    </style:style>
    <style:style style:name="P16" style:family="paragraph" style:parent-style-name="Standard">
      <style:text-properties officeooo:rsid="000d1712" officeooo:paragraph-rsid="0010269c"/>
    </style:style>
    <style:style style:name="P17" style:family="paragraph" style:parent-style-name="Standard" style:list-style-name="L1">
      <style:text-properties officeooo:rsid="000e460a" officeooo:paragraph-rsid="000e460a"/>
    </style:style>
    <style:style style:name="P18" style:family="paragraph" style:parent-style-name="Standard">
      <style:text-properties officeooo:rsid="0010269c" officeooo:paragraph-rsid="0010269c"/>
    </style:style>
    <style:style style:name="P19" style:family="paragraph" style:parent-style-name="Standard">
      <style:text-properties officeooo:rsid="0010269c" officeooo:paragraph-rsid="000c04d0"/>
    </style:style>
    <style:style style:name="T1" style:family="text">
      <style:text-properties officeooo:rsid="000adfb8"/>
    </style:style>
    <style:style style:name="T2" style:family="text">
      <style:text-properties officeooo:rsid="00093a47"/>
    </style:style>
    <style:style style:name="T3" style:family="text">
      <style:text-properties officeooo:rsid="0010269c"/>
    </style:style>
    <style:style style:name="T4" style:family="text">
      <style:text-properties officeooo:rsid="001209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ésnetation orale du 6 juin</text:p>
      <text:p text:style-name="P13"/>
      <text:p text:style-name="P1"/>
      <text:p text:style-name="P1">Introduction</text:p>
      <text:p text:style-name="P6"/>
      <text:list xml:id="list2557929907817168833" text:style-name="L1">
        <text:list-item>
          <text:p text:style-name="P9">présentation <text:s/>Problématique</text:p>
        </text:list-item>
        <text:list-item>
          <text:p text:style-name="P14">présentation du problème</text:p>
        </text:list-item>
      </text:list>
      <text:p text:style-name="P6"/>
      <text:p text:style-name="P8">Réalisation d<text:span text:style-name="T4">u</text:span> test <text:span text:style-name="T4">avec</text:span> un wrapper <text:span text:style-name="T4">comme example</text:span></text:p>
      <text:p text:style-name="P2"/>
      <text:list xml:id="list165511994459955" text:continue-numbering="true" text:style-name="L1">
        <text:list-item>
          <text:p text:style-name="P4"><text:span text:style-name="T2">création ou reprise du test</text:span></text:p>
          <text:list>
            <text:list-item>
              <text:p text:style-name="P11">section test dans le wrapper</text:p>
            </text:list-item>
            <text:list-item>
              <text:p text:style-name="P9">Génération des fichiers d'output</text:p>
            </text:list-item>
          </text:list>
        </text:list-item>
      </text:list>
      <text:p text:style-name="P3"/>
      <text:list xml:id="list165510918622169" text:continue-numbering="true" text:style-name="L1">
        <text:list-item>
          <text:p text:style-name="P5"><text:span text:style-name="T1">test du wrapper</text:span></text:p>
          <text:list>
            <text:list-item>
              <text:p text:style-name="P11">test sur galaxy → fonctionnement du wrapper</text:p>
            </text:list-item>
            <text:list-item>
              <text:p text:style-name="P11"><text:span text:style-name="T1">planemo → </text:span>voir si le test est correct</text:p>
              <text:p text:style-name="P11"/>
            </text:list-item>
            <text:list-item>
              <text:p text:style-name="P11">Résultat des tests</text:p>
              <text:list>
                <text:list-item>
                  <text:p text:style-name="P11"><text:span text:style-name="T3">passed</text:span> → transfert</text:p>
                </text:list-item>
                <text:list-item>
                  <text:p text:style-name="P11"><text:span text:style-name="T3">failed</text:span> → edition du test ou du wrapper</text:p>
                </text:list-item>
              </text:list>
            </text:list-item>
          </text:list>
        </text:list-item>
      </text:list>
      <text:p text:style-name="P12"/>
      <text:list xml:id="list165510858567051" text:continue-numbering="true" text:style-name="L1">
        <text:list-item>
          <text:p text:style-name="P17">Edition d'un wrapper</text:p>
        </text:list-item>
      </text:list>
      <text:p text:style-name="P8"/>
      <text:list xml:id="list165512054795685" text:continue-numbering="true" text:style-name="L1">
        <text:list-item>
          <text:p text:style-name="P11">transfert wrapper juste et complet</text:p>
          <text:list>
            <text:list-item>
              <text:p text:style-name="P11">utilisation github</text:p>
              <text:list>
                <text:list-item>
                  <text:p text:style-name="P11">PR</text:p>
                </text:list-item>
              </text:list>
            </text:list-item>
          </text:list>
        </text:list-item>
      </text:list>
      <text:p text:style-name="P12"/>
      <text:p text:style-name="P12">Quelques <text:span text:style-name="T4">wrappers</text:span> ajoutés</text:p>
      <text:p text:style-name="P8"/>
      <text:p text:style-name="P12">Conclusion</text:p>
      <text:p text:style-name="P1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5:09:30.295909862</meta:creation-date>
    <dc:date>2016-05-30T16:55:10.314824552</dc:date>
    <meta:editing-duration>PT41M30S</meta:editing-duration>
    <meta:editing-cycles>7</meta:editing-cycles>
    <meta:generator>LibreOffice/5.0.2.2$Linux_X86_64 LibreOffice_project/00m0$Build-2</meta:generator>
    <meta:document-statistic meta:table-count="0" meta:image-count="0" meta:object-count="0" meta:page-count="1" meta:paragraph-count="21" meta:word-count="97" meta:character-count="526" meta:non-whitespace-character-count="464"/>
  </office:meta>
</office:document-meta>
</file>